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ss Pages extension de BaseController namespace Controllers</text:p>
      <text:p text:style-name="Standard"><text:tab/>Contient toutes les fonctions de décisions des actions à faire selon les données transmise dans la requete HTTP et l'affichage des views</text:p>
      <text:p text:style-name="Standard"/>
      <text:p text:style-name="Standard"/>
      <text:p text:style-name="Standard">fonction index</text:p>
      <text:p text:style-name="Standard"><text:tab/>Fonction : Décision de l'action à faire (fonction à activer) selon les données transmises dans la requete HTTP (get ou post)</text:p>
      <text:p text:style-name="Standard"/>
      <text:p text:style-name="Standard"><text:tab/></text:p>
      <text:p text:style-name="Standard">fonction accueil</text:p>
      <text:p text:style-name="Standard"><text:tab/>Fonction : Retourne la view accueil</text:p>
      <text:p text:style-name="Standard"/>
      <text:p text:style-name="Standard"><text:tab/>Retourne : View Accueil</text:p>
      <text:p text:style-name="Standard"/>
      <text:p text:style-name="Standard"/>
      <text:p text:style-name="Standard">fonction connexion</text:p>
      <text:p text:style-name="Standard"><text:tab/>Fonction : Appelle la fonction connexion du controller Compte</text:p>
      <text:p text:style-name="Standard"/>
      <text:p text:style-name="Standard"/>
      <text:p text:style-name="Standard">fonction deconnexion</text:p>
      <text:p text:style-name="Standard"><text:tab/>Fonction : Appelle la fonction deconnexion du controller Compte</text:p>
      <text:p text:style-name="Standard"/>
      <text:p text:style-name="Standard"/>
      <text:p text:style-name="Standard">fonction consulterFrais</text:p>
      <text:p text:style-name="Standard"><text:tab/>Paramètre 1 : $month = mois de la consultation des frais</text:p>
      <text:p text:style-name="Standard"/>
      <text:p text:style-name="Standard"><text:tab/>Fonction : Appelle la fonction getFraisMoisChoisi avec en paramètre $month puis affiche la view consulterFrais</text:p>
      <text:p text:style-name="Standard"><text:tab/></text:p>
      <text:p text:style-name="Standard"><text:tab/>Retourne : Toute la page consulterFrais</text:p>
      <text:p text:style-name="Standard"/>
      <text:p text:style-name="Standard"/>
      <text:p text:style-name="Standard">fonction saisirFrais</text:p>
      <text:p text:style-name="Standard"><text:tab/>Fonction : Appelle la fonction resetMonth, puis récupère les données du mois choisi (mois actuel grâce à resetMonth) puis affiche la view SaisirFrais</text:p>
      <text:p text:style-name="Standard"/>
      <text:p text:style-name="Standard"><text:tab/>Retourne : Toute la page SaisirFrais</text:p>
      <text:p text:style-name="Standard"/>
      <text:p text:style-name="Standard"/>
      <text:p text:style-name="Standard">fonction changerFrais</text:p>
      <text:p text:style-name="Standard"><text:tab/>Paramètre 2 :</text:p>
      <text:p text:style-name="Standard"><text:tab/><text:tab/>$frais = contient les frais forfaitaires à changer en base </text:p>
      <text:p text:style-name="Standard"><text:tab/><text:tab/>$isAjax = défini si la fonction est appelée depuis un appel JS</text:p>
      <text:p text:style-name="Standard"><text:tab/>Fonction : Appelle la fonction changerFrais avec le paramètre $frais du Modele pour changer les données en base, puis si la requete n'est pas Ajax, on retourne la view saisirFrai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fonction getFraisMois</text:p>
      <text:p text:style-name="Standard"><text:tab/>Paramètre 1 : $mois = mois de consultation des frais</text:p>
      <text:p text:style-name="Standard"/>
      <text:p text:style-name="Standard"><text:tab/>Fonction : Appelle la fonction getFraisMoisChoisis avec le paramètre $mois pusi retourne la view de la sectionFraisMois, contenant uniquement la partie de la page consulterFrais incluant les données de frais</text:p>
      <text:p text:style-name="Standard"/>
      <text:p text:style-name="Standard"/>
      <text:p text:style-name="Standard"/>
      <text:p text:style-name="Standard">fonction ajouterFraisHF</text:p>
      <text:p text:style-name="Standard"><text:tab/>Paramètre 2 :</text:p>
      <text:p text:style-name="Standard"><text:tab/><text:tab/>$frais = ligne de frais HF</text:p>
      <text:p text:style-name="Standard"><text:tab/><text:tab/>$isAjax = défini la la fonction a été appellée depuis un script JS</text:p>
      <text:p text:style-name="Standard"/>
      <text:p text:style-name="Standard"><text:tab/>Fonction : Appelle la fonction envoyerFraisHF avec le paramètre $frais puis appelle la fonction saisirFrais pour afficher la view si l'appel n'est pas aja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stien LEMONNIER</meta:initial-creator>
    <meta:creation-date>2021-09-17T08:54:12.20</meta:creation-date>
    <meta:generator>OpenOffice/4.1.6$Win32 OpenOffice.org_project/416m1$Build-9790</meta:generator>
    <dc:date>2021-09-17T09:07:24.01</dc:date>
    <dc:creator>Bastien LEMONNIER</dc:creator>
    <meta:editing-duration>PT13M3S</meta:editing-duration>
    <meta:editing-cycles>23</meta:editing-cycles>
    <meta:document-statistic meta:table-count="0" meta:image-count="0" meta:object-count="0" meta:page-count="2" meta:paragraph-count="33" meta:word-count="298" meta:character-count="1928"/>
  </office:meta>
</office:document-meta>
</file>